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3*"/>
    </style:style>
    <style:style style:name="Table5.B" style:family="table-column">
      <style:table-column-properties style:column-width="1.3826in" style:rel-column-width="10917*"/>
    </style:style>
    <style:style style:name="Table5.C" style:family="table-column">
      <style:table-column-properties style:column-width="1.384in" style:rel-column-width="10930*"/>
    </style:style>
    <style:style style:name="Table5.F" style:family="table-column">
      <style:table-column-properties style:column-width="1.3833in" style:rel-column-width="1092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42966" officeooo:paragraph-rsid="00242966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42966" officeooo:paragraph-rsid="0024296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9f19e" officeooo:paragraph-rsid="0024296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officeooo:paragraph-rsid="001ff0e4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242966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315a72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315a72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1" officeooo:paragraph-rsid="00242966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1" officeooo:paragraph-rsid="00315a72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DejaVu Sans Condensed1" officeooo:paragraph-rsid="0029f19e"/>
    </style:style>
    <style:style style:name="P14" style:family="paragraph" style:parent-style-name="Standard">
      <style:paragraph-properties fo:text-align="start" style:justify-single-word="false"/>
      <style:text-properties style:font-name="DejaVu Sans Condensed1" officeooo:paragraph-rsid="0032c20c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42966" officeooo:paragraph-rsid="002862c9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42966" officeooo:paragraph-rsid="00242966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42966" officeooo:paragraph-rsid="00242966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9f19e" officeooo:paragraph-rsid="0029f19e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29f19e" officeooo:paragraph-rsid="0029f19e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315a72"/>
    </style:style>
    <style:style style:name="P2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32c20c"/>
    </style:style>
    <style:style style:name="P2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officeooo:paragraph-rsid="0032c20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62c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862c9" style:font-weight-asian="normal" style:font-weight-complex="normal"/>
    </style:style>
    <style:style style:name="T5" style:family="text">
      <style:text-properties officeooo:rsid="002862c9"/>
    </style:style>
    <style:style style:name="T6" style:family="text">
      <style:text-properties officeooo:rsid="0029f19e"/>
    </style:style>
    <style:style style:name="T7" style:family="text">
      <style:text-properties fo:font-size="12pt" fo:font-weight="bold" officeooo:rsid="002996fa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e8444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42966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f0aab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9f19e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862c9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1a568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23409" style:font-size-asian="12pt" style:font-weight-asian="bold" style:font-size-complex="12pt" style:font-weight-complex="bold"/>
    </style:style>
    <style:style style:name="T18" style:family="text">
      <style:text-properties fo:font-size="12pt" fo:font-weight="normal" officeooo:rsid="00242966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f0aab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862c9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9f19e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15a72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315a72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2862c9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2f0aab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27" style:family="text">
      <style:text-properties officeooo:rsid="0031a568"/>
    </style:style>
    <style:style style:name="T28" style:family="text">
      <style:text-properties style:font-name="DejaVu Sans Condensed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21"><text:span text:style-name="T26">1</text:span><text:span text:style-name="T28">xx - Controls</text:span></text:p>
          </table:table-cell>
          <table:table-cell table:style-name="Table5.B1" office:value-type="string">
            <text:p text:style-name="P22">2xx - Ground</text:p>
          </table:table-cell>
          <table:table-cell table:style-name="Table5.C1" office:value-type="string">
            <text:p text:style-name="P22">3xx - Flight</text:p>
          </table:table-cell>
          <table:table-cell table:style-name="Table5.D1" office:value-type="string">
            <text:p text:style-name="P22">4xx - A2A</text:p>
          </table:table-cell>
          <table:table-cell table:style-name="Table5.E1" office:value-type="string">
            <text:p text:style-name="P22">5xx - A2G</text:p>
          </table:table-cell>
          <table:table-cell table:style-name="Table5.F1" office:value-type="string">
            <text:p text:style-name="P22">6xx - Misc</text:p>
          </table:table-cell>
        </table:table-row>
      </table:table>
      <text:p text:style-name="P14"><text:span text:style-name="T7">5</text:span><text:span text:style-name="T8">0</text:span><text:span text:style-name="T17">2</text:span><text:span text:style-name="T9"> - </text:span><text:span text:style-name="T10">A/G</text:span><text:span text:style-name="T11"> - </text:span><text:span text:style-name="T17">Guns, Cannon, Rockets, Minigun</text:span></text:p>
      <text:p text:style-name="P2"/>
      <text:p text:style-name="P3">Master Arm <text:span text:style-name="T3">...</text:span> ON<text:span text:style-name="T3"> </text:span><text:span text:style-name="T4">(</text:span><text:span text:style-name="T5">B2 button</text:span><text:span text:style-name="T4">, or switch on instrument panel under radar altimeter)</text:span></text:p>
      <text:p text:style-name="P4"><text:span text:style-name="T1">TV system</text:span> ... <text:span text:style-name="T1">ON</text:span></text:p>
      <text:p text:style-name="P1"/>
      <text:p text:style-name="P7"><text:span text:style-name="T16">SA342L -- </text:span><text:span text:style-name="T13">Guns/</text:span><text:span text:style-name="T12">Cannon</text:span></text:p>
      <text:list xml:id="list3408080443" text:style-name="L1">
        <text:list-item>
          <text:p text:style-name="P8"><text:span text:style-name="T12">Gunsight glass</text:span><text:span text:style-name="T18"> ... </text:span><text:span text:style-name="T14">Down</text:span><text:span text:style-name="T18"> </text:span><text:span text:style-name="T20">(click to deploy)</text:span></text:p>
        </text:list-item>
        <text:list-item>
          <text:p text:style-name="P15"><text:span text:style-name="T2">Armament Panel Power</text:span><text:span text:style-name="T5"> switch </text:span>... <text:span text:style-name="T2">M</text:span><text:span text:style-name="T5"> (</text:span>ON<text:span text:style-name="T5">)</text:span> <text:span text:style-name="T5">(center console forward)</text:span></text:p>
        </text:list-item>
        <text:list-item>
          <text:p text:style-name="P9"><text:span text:style-name="T14">Pylon Master Arm</text:span><text:span text:style-name="T21"> switch</text:span><text:span text:style-name="T19"> for applicable pylon</text:span><text:span text:style-name="T21"> ... </text:span><text:span text:style-name="T14">ARM</text:span><text:span text:style-name="T18"> </text:span><text:span text:style-name="T20">(</text:span><text:span text:style-name="T21">red guarded switch, </text:span><text:span text:style-name="T20">center console)</text:span></text:p>
        </text:list-item>
      </text:list>
      <text:list text:style-name="L2">
        <text:list-item>
          <text:list>
            <text:list-item>
              <text:p text:style-name="P10"><text:span text:style-name="T22">I</text:span><text:span text:style-name="T20">f </text:span><text:span text:style-name="T19">using cannon and rockets and </text:span><text:span text:style-name="T20">both are armed, only cannon will fire</text:span><text:span text:style-name="T22">.</text:span></text:p>
            </text:list-item>
          </text:list>
        </text:list-item>
      </text:list>
      <text:list xml:id="list215922150118348" text:continue-list="list3408080443" text:style-name="L1">
        <text:list-item>
          <text:p text:style-name="P16">Press <text:span text:style-name="T1">Trigger</text:span> to fire.</text:p>
        </text:list-item>
      </text:list>
      <text:p text:style-name="P1"/>
      <text:p text:style-name="P1"><text:span text:style-name="T27">SA342L -- </text:span>SNEB rockets</text:p>
      <text:list xml:id="list2247449910" text:style-name="L3">
        <text:list-item>
          <text:p text:style-name="P11"><text:span text:style-name="T12">Gunsight glass</text:span><text:span text:style-name="T18"> ... </text:span><text:span text:style-name="T14">Down</text:span><text:span text:style-name="T18"> </text:span><text:span text:style-name="T20">(click to deploy)</text:span></text:p>
        </text:list-item>
        <text:list-item>
          <text:p text:style-name="P11"><text:span text:style-name="T15">Armament Panel Power</text:span><text:span text:style-name="T20"> switch </text:span><text:span text:style-name="T18">... </text:span><text:span text:style-name="T15">M</text:span><text:span text:style-name="T20"> (</text:span><text:span text:style-name="T18">ON</text:span><text:span text:style-name="T20">)</text:span><text:span text:style-name="T18"> </text:span><text:span text:style-name="T20">(center console forward)</text:span></text:p>
        </text:list-item>
        <text:list-item>
          <text:p text:style-name="P12"><text:span text:style-name="T14">Pylon Master Arm</text:span><text:span text:style-name="T21"> switch</text:span><text:span text:style-name="T19"> for applicable pylon</text:span><text:span text:style-name="T21"> ... </text:span><text:span text:style-name="T14">ARM</text:span><text:span text:style-name="T18"> </text:span><text:span text:style-name="T20">(</text:span><text:span text:style-name="T21">red guarded switch, </text:span><text:span text:style-name="T20">center console)</text:span></text:p>
        </text:list-item>
      </text:list>
      <text:list text:style-name="L4">
        <text:list-item>
          <text:list>
            <text:list-item>
              <text:p text:style-name="P20"><text:span text:style-name="T23">I</text:span><text:span text:style-name="T24">f </text:span><text:span text:style-name="T25">using cannon and rockets and </text:span><text:span text:style-name="T24">both are armed, only cannon will fire</text:span><text:span text:style-name="T23">.</text:span></text:p>
            </text:list-item>
          </text:list>
        </text:list-item>
      </text:list>
      <text:list xml:id="list215921938767980" text:continue-list="list2247449910" text:style-name="L3">
        <text:list-item>
          <text:p text:style-name="P18"><text:span text:style-name="T1">Ripple/Single</text:span> switch ... <text:span text:style-name="T1">As desired</text:span> (center console)</text:p>
        </text:list-item>
        <text:list-item>
          <text:p text:style-name="P17">Press <text:span text:style-name="T1">Trigger</text:span> to fire.</text:p>
        </text:list-item>
      </text:list>
      <text:p text:style-name="P6"/>
      <text:p text:style-name="P1">SA342Minigun<text:span text:style-name="T6"> -- 7.62 mm Minigun</text:span></text:p>
      <text:list text:style-name="L5">
        <text:list-item>
          <text:p text:style-name="P19">Minigun can only be fired by player.</text:p>
        </text:list-item>
        <text:list-item>
          <text:p text:style-name="P13"><text:span text:style-name="T21">Press </text:span><text:span text:style-name="T14">3</text:span><text:span text:style-name="T21"> to go to gunner seat.</text:span></text:p>
        </text:list-item>
        <text:list-item>
          <text:p text:style-name="P19">Aim with <text:span text:style-name="T1">head tracking</text:span>, fire with <text:span text:style-name="T1">trigger</text:span>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9:20.685000000</dc:date>
    <meta:editing-duration>PT11H59M7S</meta:editing-duration>
    <meta:editing-cycles>3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6" meta:word-count="194" meta:character-count="1035" meta:non-whitespace-character-count="881"/>
  </office:meta>
</office:document-meta>
</file>